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Άσκηση 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Στα παρακάτω ζεύγη ο πρώτος αριθμός σημαίνει ηλικία σε έτη και ο δεύτερος σημαίνει βάρος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σε Kgr για 35 άτομα που μετρήσαμε.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α) Περιγράψτε τη φύση της παραπάνω σ.σ. και δώστε μια κατάλληλη κατανομή σε συχνότητες 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(πίνακας διπλής εισόδου). Δώσετε το στερεόγραμμα των συχνοτήτων.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β) Υπολογίστε τα \bar{X},\bar{Y},S_X^2,S_Y^2,cov(X,Y),ρ(X,Y) όπου οι μεταβλητές X, Y 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παριστάνουν την ηλικία και το βάρος του ατόμου αντιστοίχως. Υπάρχει ισχυρή συσχέτιση 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μεταξύ των X και Y;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γ) Δώσετε το σύννεφο των σημείων (x_i,y_i), i=1,…,35 και κατασκευάστε τις ευθείες 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παλινδρόμησης τις προσιτές στα σημεία (x_i,y_i), i=1,…,35.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δ) Προβλέψτε τα βάρη τεσσάρων ατόμων ηλικίας 63,67,68,69 ετών.</text:p>
          </table:table-cell>
          <table:table-cell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Ηλικία(X)</text:p>
          </table:table-cell>
          <table:table-cell office:value-type="string" calcext:value-type="string">
            <text:p>Βάρος(Y)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7">00/00/0000</text:date>, <text:time style:data-style-name="N2" text:time-value="12:39:49.4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M21S</meta:editing-duration>
    <meta:editing-cycles>5</meta:editing-cycles>
    <meta:generator>LibreOffice/5.4.1.2$Windows_x86 LibreOffice_project/ea7cb86e6eeb2bf3a5af73a8f7777ac570321527</meta:generator>
    <dc:date>2017-12-07T12:48:49.195000000</dc:date>
    <meta:document-statistic meta:table-count="1" meta:cell-count="82" meta:object-count="0"/>
    <meta:user-defined meta:name="Info 1"/>
    <meta:user-defined meta:name="Info 2"/>
    <meta:user-defined meta:name="Info 3"/>
    <meta:user-defined meta:name="Info 4"/>
  </office:meta>
</office:document-meta>
</file>